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7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1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008000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0.00pt" fo:text-indent="35.45p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justify" fo:margin-left="0.00pt" fo:text-indent="35.45pt"/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 fo:margin-left="0.00pt" fo:text-indent="35.45pt"/>
    </style:style>
    <style:style style:name="P27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7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Создание элементов управления данными в формах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text:span text:style-name="T39"/></text:p>
      <text:p text:style-name="P8"><text:span text:style-name="T40"/></text:p>
      <text:p text:style-name="P8"><text:span text:style-name="T41"><text:s/></text:span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9"><text:span text:style-name="T42"/></text:p>
      <text:p text:style-name="P9"><text:span text:style-name="T42"/></text:p>
      <text:p text:style-name="P9"><text:span text:style-name="T43"><text:s text:c="5"/></text:span><text:span text:style-name="T44">Преподаватель:<text:s text:c="43"/></text:span><text:span text:style-name="T45">Воронич Л.В. </text:span></text:p>
      <text:p text:style-name="P10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7">Минск</text:span></text:p>
      <text:p text:style-name="P11"><text:span text:style-name="T48">2022</text:span></text:p>
      <text:p text:style-name="P12"><text:span text:style-name="T49">Лабораторная работа<text:s/></text:span><text:span text:style-name="T50">№</text:span><text:span text:style-name="T51">7</text:span></text:p>
      <text:p text:style-name="P12"><text:span text:style-name="T52">Создание элементов управления данными в формах</text:span></text:p>
      <text:p text:style-name="P13"><text:span text:style-name="T53"/></text:p>
      <text:p text:style-name="P14"><text:span text:style-name="T54">Цель работы:<text:s/></text:span><text:span text:style-name="T55">научиться создавать элементы управления для отображения данных и манипулирования ими.</text:span></text:p>
      <text:p text:style-name="P15"><text:span text:style-name="T56"/></text:p>
      <text:p text:style-name="P15"><text:span text:style-name="T57">Порядок<text:s text:c="2"/>выполнения<text:s text:c="2"/>работы</text:span></text:p>
      <text:list text:style-name="L16">
        <text:list-item>
          <text:p text:style-name="P16"><text:span text:style-name="T58">Ознакомьтесь с теоретическим материалом и в соответствии с ним создайте<text:s/></text:span><text:span text:style-name="T59">новый</text:span><text:span text:style-name="T60"><text:s/></text:span><text:span text:style-name="T61">проект.</text:span></text:p>
        </text:list-item>
        <text:list-item>
          <text:p text:style-name="P17"><text:span text:style-name="T61">Выполните<text:s text:c="2"/>задание<text:tab/>для<text:tab/>самостоятельного<text:tab/>выполнения<text:tab/>в соответствии с номером</text:span><text:span text:style-name="T62"><text:s/></text:span><text:span text:style-name="T63">варианта.</text:span></text:p>
        </text:list-item>
        <text:list-item>
          <text:p text:style-name="P18"><text:span text:style-name="T63">Напишите отчет в соответствии с нижеприведенными требованиями.</text:span></text:p>
        </text:list-item>
        <text:list-item>
          <text:p text:style-name="P18"><text:span text:style-name="T63">Потренируйтесь отвечать на контрольные</text:span><text:span text:style-name="T64"><text:s/></text:span><text:span text:style-name="T65">вопросы.</text:span></text:p>
        </text:list-item>
      </text:list>
      <text:p text:style-name="P19"><text:span text:style-name="T66"/></text:p>
      <text:p text:style-name="P19"><text:span text:style-name="T67">Задание на лабораторную работу:</text:span></text:p>
      <text:p text:style-name="P20"><text:span text:style-name="T68">В соответствии с индивидуальным заданием создать:</text:span></text:p>
      <text:p text:style-name="P20"><text:span text:style-name="T69">1.<text:s text:c="2"/></text:span><text:span text:style-name="T70">В каждой форме с отображением таблиц кнопки переходов<text:s text:c="2"/>по записям (первая, следующая, предыдущая, последняя)<text:s text:c="2"/>и кнопки добавить, сохранить, удалить запись и кнопку отмены изменений</text:span></text:p>
      <text:p text:style-name="P20"><text:span text:style-name="T71">2.<text:s/></text:span><text:span text:style-name="T72">Для<text:s text:c="2"/>связанных таблиц - список (ListBox или ComboBox) c данными таблицы с первичным ключом и DataGrid для таблицы с внешним ключом. При выборе значения в списке в DataGrid отображаются только записи с выбранным значением.</text:span></text:p>
      <text:p text:style-name="P21"><text:span text:style-name="T73"><text:tab/>3.<text:s/></text:span><text:span text:style-name="T74">В главной форме создать кнопки для открытия вновь созданных форм</text:span></text:p>
      <text:p text:style-name="P22"><text:span text:style-name="T75">Контрольные вопросы:</text:span></text:p>
      <text:p text:style-name="P23"><text:span text:style-name="T76">1.<text:s/></text:span><text:span text:style-name="T77">Какой объект содержит методы для перемещения по записям? - BindingSource</text:span></text:p>
      <text:p text:style-name="P23"><text:span text:style-name="T78">2.<text:s/></text:span><text:span text:style-name="T79">Как обновить данные в источнике данных? - BindingSource.EndeEdit(); AdapterManager.UpdateAll();</text:span></text:p>
      <text:p text:style-name="P23"><text:span text:style-name="T80">3.</text:span><text:span text:style-name="T81">Как связать ListBox<text:s text:c="2"/>с таблицей<text:s text:c="2"/>данных?</text:span></text:p>
      <text:p text:style-name="P23"><text:span text:style-name="T82">4.<text:s/></text:span><text:span text:style-name="T83">Как отменить изменения, сделанные в элементе DataGrid?</text:span></text:p>
      <text:p text:style-name="P23"><text:span text:style-name="T84">5.<text:s/></text:span><text:span text:style-name="T85">Как установить связь между таблицами в проекте? - с помощью DataRelation.</text:span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7">Графический пользовательский интерфейс:</text:span></text:p>
      <text:p text:style-name="P24"><draw:frame text:anchor-type="as-char" svg:width="141.82mm" svg:height="85.99mm" style:rel-width="scale" style:rel-height="scale"><draw:object-ole xlink:href="OleObj1"/><draw:image xlink:href="ObjectReplacements/OleObj1"/></draw:frame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draw:frame text:anchor-type="as-char" svg:width="174.89mm" svg:height="68.79mm" style:rel-width="scale" style:rel-height="scale"><draw:object-ole xlink:href="OleObj2"/><draw:image xlink:href="ObjectReplacements/OleObj2"/></draw:frame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text:span text:style-name="T88"/></text:p>
      <text:p text:style-name="P25"><draw:frame text:anchor-type="as-char" svg:width="174.89mm" svg:height="66.15mm" style:rel-width="scale" style:rel-height="scale"><draw:object-ole xlink:href="OleObj3"/><draw:image xlink:href="ObjectReplacements/OleObj3"/></draw:frame><text:span text:style-name="T89">Листинг:</text:span></text:p>
      <text:p text:style-name="P25"><text:span text:style-name="T90"><text:tab/>using</text:span><text:span text:style-name="T91"><text:s/>System;</text:span></text:p>
      <text:p text:style-name="P26"><text:span text:style-name="T92">using</text:span><text:span text:style-name="T93"><text:s/>System.Windows.Forms;</text:span></text:p>
      <text:p text:style-name="P26"><text:span text:style-name="T94">using</text:span><text:span text:style-name="T95"><text:s/>System.Reflection;</text:span></text:p>
      <text:p text:style-name="P26"><text:span text:style-name="T96">using</text:span><text:span text:style-name="T97"><text:s/>System.Data;</text:span></text:p>
      <text:p text:style-name="P26"><text:span text:style-name="T98"/></text:p>
      <text:p text:style-name="P26"><text:span text:style-name="T99">namespace</text:span><text:span text:style-name="T100"><text:s/>Lab_7</text:span></text:p>
      <text:p text:style-name="P26"><text:span text:style-name="T100">{</text:span></text:p>
      <text:p text:style-name="P26"><text:span text:style-name="T100"><text:s text:c="4"/></text:span><text:span text:style-name="T101">public</text:span><text:span text:style-name="T102"><text:s/></text:span><text:span text:style-name="T103">partial</text:span><text:span text:style-name="T104"><text:s/></text:span><text:span text:style-name="T105">class</text:span><text:span text:style-name="T106"><text:s/></text:span><text:span text:style-name="T107">Products</text:span><text:span text:style-name="T108"><text:s/>: Form</text:span></text:p>
      <text:p text:style-name="P26"><text:span text:style-name="T108"><text:s text:c="4"/>{</text:span></text:p>
      <text:p text:style-name="P26"><text:span text:style-name="T108"><text:s text:c="8"/></text:span><text:span text:style-name="T109">public</text:span><text:span text:style-name="T110"><text:s/></text:span><text:span text:style-name="T111">Products</text:span><text:span text:style-name="T112">()</text:span></text:p>
      <text:p text:style-name="P26"><text:span text:style-name="T112"><text:s text:c="8"/>{</text:span></text:p>
      <text:p text:style-name="P26"><text:span text:style-name="T112"><text:s text:c="12"/>InitializeComponent();</text:span></text:p>
      <text:p text:style-name="P26"><text:span text:style-name="T112"><text:s text:c="8"/>}</text:span></text:p>
      <text:p text:style-name="P26"><text:span text:style-name="T113"/></text:p>
      <text:p text:style-name="P26"><text:span text:style-name="T114"><text:s text:c="8"/></text:span><text:span text:style-name="T115">private</text:span><text:span text:style-name="T116"><text:s/></text:span><text:span text:style-name="T117">void</text:span><text:span text:style-name="T118"><text:s/>productsBindingNavigatorSaveItem_Click(</text:span><text:span text:style-name="T119">object</text:span><text:span text:style-name="T120"><text:s/>sender, EventArgs e)</text:span></text:p>
      <text:p text:style-name="P26"><text:span text:style-name="T120"><text:s text:c="8"/>{</text:span></text:p>
      <text:p text:style-name="P26"><text:span text:style-name="T120"><text:s text:c="12"/></text:span><text:span text:style-name="T121">this</text:span><text:span text:style-name="T122">.Validate();</text:span></text:p>
      <text:p text:style-name="P26"><text:span text:style-name="T122"><text:s text:c="12"/></text:span><text:span text:style-name="T123">this</text:span><text:span text:style-name="T124">.productsBindingSource.EndEdit();</text:span></text:p>
      <text:p text:style-name="P26"><text:span text:style-name="T124"><text:s text:c="12"/></text:span><text:span text:style-name="T125">this</text:span><text:span text:style-name="T126">.tableAdapterManager.UpdateAll(</text:span><text:span text:style-name="T127">this</text:span><text:span text:style-name="T128">.sem2DataSet);</text:span></text:p>
      <text:p text:style-name="P26"><text:span text:style-name="T129"/></text:p>
      <text:p text:style-name="P26"><text:span text:style-name="T130"><text:s text:c="8"/>}</text:span></text:p>
      <text:p text:style-name="P26"><text:span text:style-name="T131"/></text:p>
      <text:p text:style-name="P26"><text:span text:style-name="T132"><text:s text:c="8"/></text:span><text:span text:style-name="T133">private</text:span><text:span text:style-name="T134"><text:s/></text:span><text:span text:style-name="T135">void</text:span><text:span text:style-name="T136"><text:s/>Products_Load(</text:span><text:span text:style-name="T137">object</text:span><text:span text:style-name="T138"><text:s/>sender, EventArgs e)</text:span></text:p>
      <text:p text:style-name="P26"><text:span text:style-name="T138"><text:s text:c="8"/>{</text:span></text:p>
      <text:p text:style-name="P26"><text:span text:style-name="T138"><text:s text:c="12"/></text:span><text:span text:style-name="T139">// TODO:<text:s/></text:span><text:span text:style-name="T140">данная строка кода позволяет загрузить данные в таблицу "sem2DataSet.Products". При необходимости она может быть перемещена или удалена.</text:span></text:p>
      <text:p text:style-name="P26"><text:span text:style-name="T141"><text:s text:c="12"/></text:span><text:span text:style-name="T142">this</text:span><text:span text:style-name="T143">.productsTableAdapter.Fill(</text:span><text:span text:style-name="T144">this</text:span><text:span text:style-name="T145">.sem2DataSet.Products);</text:span></text:p>
      <text:p text:style-name="P26"><text:span text:style-name="T146"/></text:p>
      <text:p text:style-name="P26"><text:span text:style-name="T147"><text:s text:c="12"/>productsBindingSource.MoveFirst();</text:span></text:p>
      <text:p text:style-name="P26"><text:span text:style-name="T147"><text:s text:c="12"/>DisplayInfo(productsBindingSource.Current);</text:span></text:p>
      <text:p text:style-name="P26"><text:span text:style-name="T147"><text:s text:c="8"/>}</text:span></text:p>
      <text:p text:style-name="P26"><text:span text:style-name="T148"/></text:p>
      <text:p text:style-name="P26"><text:span text:style-name="T149"><text:s text:c="8"/></text:span><text:span text:style-name="T150">private</text:span><text:span text:style-name="T151"><text:s/></text:span><text:span text:style-name="T152">void</text:span><text:span text:style-name="T153"><text:s/>DisplayInfo(</text:span><text:span text:style-name="T154">object</text:span><text:span text:style-name="T155"><text:s/>obj)</text:span></text:p>
      <text:p text:style-name="P26"><text:span text:style-name="T155"><text:s text:c="8"/>{</text:span></text:p>
      <text:p text:style-name="P26"><text:span text:style-name="T155"><text:s text:c="12"/></text:span><text:span text:style-name="T156">var</text:span><text:span text:style-name="T157"><text:s/>product = obj<text:s/></text:span><text:span text:style-name="T158">as</text:span><text:span text:style-name="T159"><text:s/>DataRowView;</text:span></text:p>
      <text:p text:style-name="P26"><text:span text:style-name="T159"><text:s text:c="12"/>productName.Text = product[1].ToString();</text:span></text:p>
      <text:p text:style-name="P26"><text:span text:style-name="T159"><text:s text:c="12"/>productDesctiption.Text = product[2].ToString();</text:span></text:p>
      <text:p text:style-name="P26"><text:span text:style-name="T159"><text:s text:c="12"/>productPrice.Text = product[3].ToString();</text:span></text:p>
      <text:p text:style-name="P26"><text:span text:style-name="T159"><text:s text:c="12"/>productCategory.Text = product[4].ToString();</text:span></text:p>
      <text:p text:style-name="P26"><text:span text:style-name="T159"><text:s text:c="8"/>}</text:span></text:p>
      <text:p text:style-name="P26"><text:span text:style-name="T160"/></text:p>
      <text:p text:style-name="P26"><text:span text:style-name="T161"><text:s text:c="8"/></text:span><text:span text:style-name="T162">private</text:span><text:span text:style-name="T163"><text:s/></text:span><text:span text:style-name="T164">void</text:span><text:span text:style-name="T165"><text:s/>btFirst_Click(</text:span><text:span text:style-name="T166">object</text:span><text:span text:style-name="T167"><text:s/>sender, EventArgs e)</text:span></text:p>
      <text:p text:style-name="P26"><text:span text:style-name="T167"><text:s text:c="8"/>{</text:span></text:p>
      <text:p text:style-name="P26"><text:span text:style-name="T167"><text:s text:c="12"/>productsBindingSource.MoveFirst();</text:span></text:p>
      <text:p text:style-name="P26"><text:span text:style-name="T167"><text:s text:c="12"/>DisplayInfo(productsBindingSource.Current);</text:span></text:p>
      <text:p text:style-name="P26"><text:span text:style-name="T167"><text:s text:c="8"/>}</text:span></text:p>
      <text:p text:style-name="P26"><text:span text:style-name="T168"/></text:p>
      <text:p text:style-name="P26"><text:span text:style-name="T169"><text:s text:c="8"/></text:span><text:span text:style-name="T170">private</text:span><text:span text:style-name="T171"><text:s/></text:span><text:span text:style-name="T172">void</text:span><text:span text:style-name="T173"><text:s/>btLast_Click(</text:span><text:span text:style-name="T174">object</text:span><text:span text:style-name="T175"><text:s/>sender, EventArgs e)</text:span></text:p>
      <text:p text:style-name="P26"><text:span text:style-name="T175"><text:s text:c="8"/>{</text:span></text:p>
      <text:p text:style-name="P26"><text:span text:style-name="T175"><text:s text:c="12"/>productsBindingSource.MoveLast();</text:span></text:p>
      <text:p text:style-name="P26"><text:span text:style-name="T175"><text:s text:c="12"/>DisplayInfo(productsBindingSource.Current);</text:span></text:p>
      <text:p text:style-name="P26"><text:span text:style-name="T175"><text:s text:c="8"/>}</text:span></text:p>
      <text:p text:style-name="P26"><text:span text:style-name="T176"/></text:p>
      <text:p text:style-name="P26"><text:span text:style-name="T177"><text:s text:c="8"/></text:span><text:span text:style-name="T178">private</text:span><text:span text:style-name="T179"><text:s/></text:span><text:span text:style-name="T180">void</text:span><text:span text:style-name="T181"><text:s/>btLeft_Click(</text:span><text:span text:style-name="T182">object</text:span><text:span text:style-name="T183"><text:s/>sender, EventArgs e)</text:span></text:p>
      <text:p text:style-name="P26"><text:span text:style-name="T183"><text:s text:c="8"/>{</text:span></text:p>
      <text:p text:style-name="P26"><text:span text:style-name="T183"><text:s text:c="12"/>productsBindingSource.MovePrevious();</text:span></text:p>
      <text:p text:style-name="P26"><text:span text:style-name="T183"><text:s text:c="12"/>DisplayInfo(productsBindingSource.Current);</text:span></text:p>
      <text:p text:style-name="P26"><text:span text:style-name="T183"><text:s text:c="8"/>}</text:span></text:p>
      <text:p text:style-name="P26"><text:span text:style-name="T184"/></text:p>
      <text:p text:style-name="P26"><text:span text:style-name="T185"><text:s text:c="8"/></text:span><text:span text:style-name="T186">private</text:span><text:span text:style-name="T187"><text:s/></text:span><text:span text:style-name="T188">void</text:span><text:span text:style-name="T189"><text:s/>btRight_Click(</text:span><text:span text:style-name="T190">object</text:span><text:span text:style-name="T191"><text:s/>sender, EventArgs e)</text:span></text:p>
      <text:p text:style-name="P26"><text:span text:style-name="T191"><text:s text:c="8"/>{</text:span></text:p>
      <text:p text:style-name="P26"><text:span text:style-name="T191"><text:s text:c="12"/>productsBindingSource.MoveNext();</text:span></text:p>
      <text:p text:style-name="P26"><text:span text:style-name="T191"><text:s text:c="12"/>DisplayInfo(productsBindingSource.Current);</text:span></text:p>
      <text:p text:style-name="P26"><text:span text:style-name="T191"><text:s text:c="8"/>}</text:span></text:p>
      <text:p text:style-name="P26"><text:span text:style-name="T192"/></text:p>
      <text:p text:style-name="P26"><text:span text:style-name="T193"><text:s text:c="8"/></text:span><text:span text:style-name="T194">private</text:span><text:span text:style-name="T195"><text:s/></text:span><text:span text:style-name="T196">void</text:span><text:span text:style-name="T197"><text:s/>btAdd_Click(</text:span><text:span text:style-name="T198">object</text:span><text:span text:style-name="T199"><text:s/>sender, EventArgs e)</text:span></text:p>
      <text:p text:style-name="P26"><text:span text:style-name="T199"><text:s text:c="8"/>{</text:span></text:p>
      <text:p text:style-name="P26"><text:span text:style-name="T199"><text:s text:c="12"/>DisplayInfo(productsBindingSource.AddNew());</text:span></text:p>
      <text:p text:style-name="P26"><text:span text:style-name="T199"><text:s text:c="12"/>productsBindingSource.MoveLast();</text:span></text:p>
      <text:p text:style-name="P26"><text:span text:style-name="T199"><text:s text:c="8"/>}</text:span></text:p>
      <text:p text:style-name="P26"><text:span text:style-name="T200"/></text:p>
      <text:p text:style-name="P26"><text:span text:style-name="T201"><text:s text:c="8"/></text:span><text:span text:style-name="T202">private</text:span><text:span text:style-name="T203"><text:s/></text:span><text:span text:style-name="T204">void</text:span><text:span text:style-name="T205"><text:s/>btSave_Click(</text:span><text:span text:style-name="T206">object</text:span><text:span text:style-name="T207"><text:s/>sender, EventArgs e)</text:span></text:p>
      <text:p text:style-name="P26"><text:span text:style-name="T207"><text:s text:c="8"/>{</text:span></text:p>
      <text:p text:style-name="P26"><text:span text:style-name="T207"><text:s text:c="12"/>productsBindingSource.EndEdit();</text:span></text:p>
      <text:p text:style-name="P26"><text:span text:style-name="T207"><text:s text:c="12"/>tableAdapterManager.UpdateAll(sem2DataSet);</text:span></text:p>
      <text:p text:style-name="P26"><text:span text:style-name="T207"><text:s text:c="8"/>}</text:span></text:p>
      <text:p text:style-name="P26"><text:span text:style-name="T208"/></text:p>
      <text:p text:style-name="P26"><text:span text:style-name="T209"><text:s text:c="8"/></text:span><text:span text:style-name="T210">private</text:span><text:span text:style-name="T211"><text:s/></text:span><text:span text:style-name="T212">void</text:span><text:span text:style-name="T213"><text:s/>btRemove_Click(</text:span><text:span text:style-name="T214">object</text:span><text:span text:style-name="T215"><text:s/>sender, EventArgs e)</text:span></text:p>
      <text:p text:style-name="P26"><text:span text:style-name="T215"><text:s text:c="8"/>{</text:span></text:p>
      <text:p text:style-name="P26"><text:span text:style-name="T215"><text:s text:c="12"/>productsBindingSource.RemoveCurrent();</text:span></text:p>
      <text:p text:style-name="P26"><text:span text:style-name="T215"><text:s text:c="12"/>DisplayInfo(productsBindingSource.Current);</text:span></text:p>
      <text:p text:style-name="P26"><text:span text:style-name="T215"><text:s text:c="8"/>}</text:span></text:p>
      <text:p text:style-name="P26"><text:span text:style-name="T215"><text:s text:c="4"/>}</text:span></text:p>
      <text:p text:style-name="P26"><text:span text:style-name="T215">}</text:span></text:p>
      <text:p text:style-name="P27"><text:span text:style-name="T216"/></text:p>
      <text:p text:style-name="P27"><text:span text:style-name="T216"/></text:p>
      <text:p text:style-name="P27"><text:span text:style-name="T217">Вывод:<text:s/></text:span><text:span text:style-name="T218">в результате выполнения лабораторной работы были получены навыки в работе со строками объекта DataSe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